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fill-color="#ffffff" draw:textarea-horizontal-align="justify" draw:textarea-vertical-align="middle" draw:auto-grow-height="false" fo:min-height="1.292cm" fo:min-width="2.448cm" fo:padding-top="0.163cm" fo:padding-bottom="0.163cm" fo:padding-left="0.288cm" fo:padding-right="0.288cm"/>
    </style:style>
    <style:style style:name="gr2" style:family="graphic" style:parent-style-name="objectwithoutfill">
      <style:graphic-properties svg:stroke-width="0.076cm" svg:stroke-color="#000000" draw:marker-end="Arrow" draw:marker-end-width="0.381cm" draw:fill="none" draw:fill-color="#ffffff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draw:stroke="none" svg:stroke-width="0.076cm" svg:stroke-color="#000000" draw:fill="none" draw:fill-color="#ffffff" draw:textarea-horizontal-align="left" draw:auto-grow-height="true" draw:auto-grow-width="true" fo:min-height="0cm" fo:min-width="0cm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276cm" svg:height="2.286cm" svg:x="1.189cm" svg:y="2.84cm">
          <text:p text:style-name="P1">ATS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4.276cm" svg:height="2.286cm" svg:x="9.105cm" svg:y="2.84cm">
          <text:p text:style-name="P1">C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4.839cm" svg:y1="3.174cm" svg:x2="9.731cm" svg:y2="3.174cm" draw:start-shape="id1" draw:start-glue-point="11" draw:end-shape="id2" draw:end-glue-point="5" svg:d="M4839 3174c0-1308 4892-1308 4892 0" svg:viewBox="0 0 4893 982">
          <text:p/>
        </draw:connector>
        <draw:connector draw:style-name="gr2" draw:text-style-name="P3" draw:layer="layout" draw:type="curve" svg:x1="9.731cm" svg:y1="4.792cm" svg:x2="4.839cm" svg:y2="4.792cm" draw:start-shape="id2" draw:start-glue-point="7" draw:end-shape="id1" draw:end-glue-point="9" svg:d="M9731 4792c0 1309-4892 1309-4892 0" svg:viewBox="0 0 4893 983">
          <text:p/>
        </draw:connector>
        <draw:frame draw:style-name="gr3" draw:text-style-name="P4" draw:layer="layout" svg:width="6.771cm" svg:height="1.038cm" svg:x="3.767cm" svg:y="1.035cm">
          <draw:text-box>
            <text:p>ATS compiler (patscc)</text:p>
          </draw:text-box>
        </draw:frame>
        <draw:frame draw:style-name="gr3" draw:text-style-name="P4" draw:layer="layout" svg:width="7.508cm" svg:height="1.038cm" svg:x="3.467cm" svg:y="5.915cm">
          <draw:text-box>
            <text:p>ATS decompiler (c2ats?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732cm" fo:page-height="8.1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20:39:10.530336889</meta:creation-date>
    <dc:date>2017-03-06T20:43:35.738757238</dc:date>
    <meta:editing-duration>PT4M23S</meta:editing-duration>
    <meta:editing-cycles>7</meta:editing-cycles>
    <meta:generator>LibreOffice/5.2.5.1$Linux_X86_64 LibreOffice_project/20m0$Build-1</meta:generator>
    <meta:document-statistic meta:object-count="6"/>
  </office:meta>
</office:document-meta>
</file>